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Times-Roman" svg:font-family="Times-Roman, 'Times New Roman'"/>
    <style:font-face style:name="Courier New" svg:font-family="'Courier New'" style:font-family-generic="modern"/>
    <style:font-face style:name="arial" svg:font-family="arial" style:font-family-generic="swiss"/>
    <style:font-face style:name="Lohit Hindi1" svg:font-family="'Lohit Hindi', 'MS Gothic'" style:font-pitch="variable"/>
    <style:font-face style:name="WenQuanYi Micro Hei1" svg:font-family="'WenQuanYi Micro 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left="0.0984in" fo:margin-right="-0.3992in" fo:text-indent="0in" style:auto-text-indent="false">
        <style:tab-stops/>
      </style:paragraph-properties>
      <style:text-properties fo:language="zxx" fo:country="none" style:language-asian="zxx" style:country-asian="none"/>
    </style:style>
    <style:style style:name="P2" style:family="paragraph" style:parent-style-name="Standard">
      <style:paragraph-properties fo:text-align="end" style:justify-single-word="false">
        <style:tab-stops>
          <style:tab-stop style:position="0.5909in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2pt" style:text-underline-style="none" fo:font-weight="normal" officeooo:paragraph-rsid="00166179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fo:background-color="#c99c0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paragraph-rsid="00166179" style:font-size-asian="12pt" style:font-name-complex="Calibri" style:font-size-complex="12pt"/>
    </style:style>
    <style:style style:name="P7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arial" fo:font-size="12pt" style:font-size-asian="12pt" style:font-name-complex="Calibri" style:font-size-complex="12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arial" fo:font-size="12pt" style:text-underline-style="none" fo:font-weight="bold" officeooo:paragraph-rsid="0016617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arial" fo:font-size="12pt" style:text-underline-style="none" fo:font-weight="bold" officeooo:rsid="00166179" officeooo:paragraph-rsid="0016617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arial" fo:font-size="12pt" style:text-underline-style="none" fo:font-weight="normal" officeooo:rsid="00194714" officeooo:paragraph-rsid="0019471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arial" fo:font-size="12pt" style:text-underline-style="none" fo:font-weight="normal" officeooo:rsid="0019d74f" officeooo:paragraph-rsid="0019d74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arial" fo:font-size="12pt" fo:font-weight="bold" fo:background-color="#c99c00" style:font-size-asian="12pt" style:font-weight-asian="bold" style:font-size-complex="12pt"/>
    </style:style>
    <style:style style:name="P15" style:family="paragraph" style:parent-style-name="Standard" style:list-style-name="L4">
      <style:text-properties fo:font-size="12pt" style:font-size-asian="12pt" style:font-size-complex="12pt"/>
    </style:style>
    <style:style style:name="P16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4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4">
      <style:text-properties fo:font-size="12pt" fo:font-style="normal" fo:font-weight="bold" officeooo:paragraph-rsid="00132edb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6">
      <style:paragraph-properties fo:text-align="justify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font-size="12pt" fo:font-style="normal" fo:font-weight="normal" officeooo:rsid="001a2666" officeooo:paragraph-rsid="001a2666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fo:font-weight="normal" officeooo:rsid="001a2666" officeooo:paragraph-rsid="001a266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26" style:family="paragraph" style:parent-style-name="Standard" style:list-style-name="WW8Num6">
      <style:paragraph-properties fo:margin-left="0in" fo:margin-right="0in" fo:text-indent="0in" style:auto-text-indent="false"/>
      <style:text-properties style:font-name="arial" fo:font-size="12pt" style:text-underline-style="none" fo:font-weight="bold" officeooo:paragraph-rsid="00166179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margin-left="0in" fo:margin-right="0in" fo:text-indent="0in" style:auto-text-indent="false"/>
      <style:text-properties style:font-name="arial" fo:font-size="12pt" style:text-underline-style="none" fo:font-weight="bold" officeooo:paragraph-rsid="00166179" style:font-size-asian="12pt" style:font-weight-asian="bold" style:font-size-complex="12pt" style:font-weight-complex="bold"/>
    </style:style>
    <style:style style:name="P28" style:family="paragraph" style:parent-style-name="Standard" style:list-style-name="L1">
      <style:paragraph-properties fo:margin-left="0in" fo:margin-right="0in" fo:text-indent="0in" style:auto-text-indent="false"/>
      <style:text-properties style:font-name="arial" fo:font-size="12pt" style:text-underline-style="none" fo:font-weight="bold" officeooo:paragraph-rsid="00194714" style:font-size-asian="12pt" style:font-weight-asian="bold" style:font-size-complex="12pt" style:font-weight-complex="bold"/>
    </style:style>
    <style:style style:name="P29" style:family="paragraph" style:parent-style-name="Standard" style:list-style-name="L2">
      <style:paragraph-properties fo:margin-left="0in" fo:margin-right="0in" fo:text-indent="0in" style:auto-text-indent="false"/>
      <style:text-properties style:font-name="arial" fo:font-size="12pt" style:text-underline-style="none" fo:font-weight="bold" officeooo:paragraph-rsid="00166179" style:font-size-asian="12pt" style:font-weight-asian="bold" style:font-size-complex="12pt" style:font-weight-complex="bold"/>
    </style:style>
    <style:style style:name="P30" style:family="paragraph" style:parent-style-name="Standard" style:list-style-name="L3">
      <style:paragraph-properties fo:margin-left="0in" fo:margin-right="0in" fo:text-indent="0in" style:auto-text-indent="false"/>
      <style:text-properties style:font-name="arial" fo:font-size="12pt" style:text-underline-style="none" fo:font-weight="bold" officeooo:paragraph-rsid="00166179" style:font-size-asian="12pt" style:font-weight-asian="bold" style:font-size-complex="12pt" style:font-weight-complex="bold"/>
    </style:style>
    <style:style style:name="P31" style:family="paragraph" style:parent-style-name="Standard" style:list-style-name="L2">
      <style:paragraph-properties fo:margin-left="0in" fo:margin-right="0in" fo:text-indent="0in" style:auto-text-indent="false"/>
      <style:text-properties style:font-name="arial" fo:font-size="12pt" style:text-underline-style="none" fo:font-weight="normal" officeooo:paragraph-rsid="00166179" style:font-size-asian="12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margin-left="0in" fo:margin-right="0in" fo:text-indent="0in" style:auto-text-indent="false"/>
      <style:text-properties style:font-name="arial" fo:font-size="12pt" style:text-underline-style="none" fo:font-weight="normal" officeooo:paragraph-rsid="00166179" style:font-size-asian="12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margin-left="0in" fo:margin-right="0in" fo:text-indent="0in" style:auto-text-indent="false"/>
      <style:text-properties style:font-name="arial" fo:font-size="12pt" style:text-underline-style="none" fo:font-weight="normal" officeooo:rsid="00194714" officeooo:paragraph-rsid="00194714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left="0in" fo:margin-right="0in" fo:text-indent="0in" style:auto-text-indent="false"/>
      <style:text-properties style:use-window-font-color="true" style:font-name="arial" fo:font-size="12pt" fo:language="ca" fo:country="ES" style:text-underline-style="none" fo:font-weight="normal" officeooo:rsid="00194714" officeooo:paragraph-rsid="00194714" style:font-name-asian="Times New Roman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size="12pt" fo:language="ca" fo:country="ES" style:text-underline-style="none" fo:font-weight="normal" officeooo:rsid="00194714" officeooo:paragraph-rsid="00194714" style:font-name-asian="Times New Roman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size="12pt" fo:language="ca" fo:country="ES" style:text-underline-style="none" fo:font-weight="normal" officeooo:rsid="0019d74f" officeooo:paragraph-rsid="0019d74f" style:font-name-asian="Times New Roman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132edb"/>
    </style:style>
    <style:style style:name="T4" style:family="text">
      <style:text-properties officeooo:rsid="00135d5f"/>
    </style:style>
    <style:style style:name="T5" style:family="text">
      <style:text-properties officeooo:rsid="0016617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6179" style:font-weight-asian="bold" style:font-weight-complex="bold"/>
    </style:style>
    <style:style style:name="T8" style:family="text">
      <style:text-properties fo:font-weight="normal" officeooo:rsid="00194714" style:font-weight-asian="normal" style:font-weight-complex="normal"/>
    </style:style>
    <style:style style:name="T9" style:family="text">
      <style:text-properties officeooo:rsid="001747c4"/>
    </style:style>
    <style:style style:name="T10" style:family="text">
      <style:text-properties officeooo:rsid="00194714"/>
    </style:style>
    <style:style style:name="T11" style:family="text">
      <style:text-properties style:use-window-font-color="true" fo:language="ca" fo:country="ES" fo:font-weight="normal" officeooo:rsid="00194714" style:font-name-asian="Times New Roman" style:language-asian="zh" style:country-asian="CN" style:font-weight-asian="normal" style:font-name-complex="Arial" style:language-complex="ar" style:country-complex="SA" style:font-weight-complex="normal"/>
    </style:style>
    <style:style style:name="T12" style:family="text">
      <style:text-properties style:use-window-font-color="true" fo:language="ca" fo:country="ES" style:font-name-asian="Times New Roman" style:language-asian="zh" style:country-asian="CN" style:font-name-complex="Arial" style:language-complex="ar" style:country-complex="SA"/>
    </style:style>
    <style:style style:name="T13" style:family="text">
      <style:text-properties style:use-window-font-color="true" fo:language="ca" fo:country="ES" officeooo:rsid="0019d74f" style:font-name-asian="Times New Roman" style:language-asian="zh" style:country-asian="CN" style:font-name-complex="Arial" style:language-complex="ar" style:country-complex="SA"/>
    </style:style>
    <style:style style:name="T14" style:family="text">
      <style:text-properties style:use-window-font-color="true" fo:language="ca" fo:country="ES" fo:font-weight="bold" style:font-name-asian="Times New Roman" style:language-asian="zh" style:country-asian="CN" style:font-weight-asian="bold" style:font-name-complex="Arial" style:language-complex="ar" style:country-complex="SA" style:font-weight-complex="bold"/>
    </style:style>
    <style:style style:name="T15" style:family="text">
      <style:text-properties officeooo:rsid="0019d74f"/>
    </style:style>
    <style:style style:name="T16" style:family="text">
      <style:text-properties officeooo:rsid="001a2666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5"/>
      <text:p text:style-name="P14">Salari i nòmina</text:p>
      <text:p text:style-name="P9"/>
      <text:list xml:id="list314031217" text:style-name="WW8Num6">
        <text:list-item>
          <text:p text:style-name="P26">Defineix els següents conceptes :</text:p>
        </text:list-item>
      </text:list>
      <text:p text:style-name="P10"/>
      <text:list xml:id="list4292791067" text:style-name="L1">
        <text:list-item>
          <text:p text:style-name="P27">Salari: <text:span text:style-name="T8">Tots els pagaments que rep el treballador per la realitzaci</text:span><text:span text:style-name="T11">ó del seu <text:tab/><text:tab/>treball </text:span></text:p>
        </text:list-item>
      </text:list>
      <text:p text:style-name="P10"/>
      <text:list xml:id="list193046963850833" text:continue-numbering="true" text:style-name="L1">
        <text:list-item>
          <text:p text:style-name="P28">Salari Mínim Interprofessional: <text:span text:style-name="T8">Ingressos m</text:span><text:span text:style-name="T11">ínims dels treballadors</text:span></text:p>
          <text:p text:style-name="P34"/>
        </text:list-item>
        <text:list-item>
          <text:p text:style-name="P28"><text:span text:style-name="T10">B</text:span>estretes: <text:span text:style-name="T8">A</text:span><text:span text:style-name="T11">vançament del salari abans de final de mes</text:span></text:p>
        </text:list-item>
      </text:list>
      <text:p text:style-name="P10"/>
      <text:list xml:id="list193047056586783" text:continue-numbering="true" text:style-name="L1">
        <text:list-item>
          <text:p text:style-name="P27">Salari base: <text:span text:style-name="T8">Retribuci</text:span><text:span text:style-name="T11">ó fixada per temps treballat, sense tenir en compte cap <text:tab/><text:tab/><text:tab/>altre circumstància.</text:span></text:p>
        </text:list-item>
      </text:list>
      <text:p text:style-name="P10"/>
      <text:p text:style-name="P11">Què establix el conveni col·lectiu sobre les bestretes? Explicau amb les teues paraules.</text:p>
      <text:p text:style-name="P11"/>
      <text:p text:style-name="P12">Que el treballador t<text:span text:style-name="T12">é el dret de demanar-les quan considere necesàries</text:span></text:p>
      <text:p text:style-name="P35"/>
      <text:list xml:id="list3001769098" text:style-name="L2">
        <text:list-header>
          <text:p text:style-name="P31"/>
        </text:list-header>
        <text:list-item>
          <text:p text:style-name="P29">Mireu els següents conceptes <text:span text:style-name="T4">salarial </text:span>al convenis col·lectius:</text:p>
          <text:p text:style-name="P31"/>
        </text:list-item>
      </text:list>
      <text:list xml:id="list1821537035" text:style-name="L3">
        <text:list-header>
          <text:p text:style-name="P32"><text:span text:style-name="T6">- Gratificacions extraordinàries </text:span><text:span text:style-name="T7">(</text:span><text:span text:style-name="T5">has de indicar com es paguen, que integra les pagues extres...segons el que diu el conveni col·lectiu).</text:span></text:p>
          <text:p text:style-name="P33">Com a m<text:span text:style-name="T12">ínim dues a l’any, una es obligatòria en desembre i l’altra quan l’empresa ho determini. Una altra forma de pagament es prorratejarles.</text:span></text:p>
          <text:p text:style-name="P32"/>
          <text:p text:style-name="P30">- Hores extraordinàries: <text:span text:style-name="T5">(has de dir com es paguen o es compensen segons el conveni )</text:span></text:p>
          <text:p text:style-name="P33">Les hores extres es poden pagar en met<text:span text:style-name="T12">àlic o compensar-les amb descansos</text:span></text:p>
          <text:p text:style-name="P32"/>
          <text:p text:style-name="P30">-Complements salarials <text:span text:style-name="T5">i no salarials </text:span>: Indica<text:span text:style-name="T5"> els complements salarials i no salarials que establix el conveni, explicant-los breument amb les teues paraules. Desprès indica si els coreu tots o quins creieu que cobrareu.</text:span></text:p>
        </text:list-header>
      </text:list>
      <text:p text:style-name="P13">Poden ser complements personals per al lloc de treball o de qualitat, tot aç<text:span text:style-name="T12">ò incloeix titulacion, característiques que es diferèncien del treball corrent o la assistència i puntualitat</text:span><text:span text:style-name="T14">.</text:span></text:p>
      <text:p text:style-name="P36">Jo pense que només es cobraran pels complements personals com titulacio, idiomes o antiguetat.</text:p>
      <text:p text:style-name="P36"/>
      <text:p text:style-name="P36"/>
      <text:p text:style-name="P36"/>
      <text:p text:style-name="P36"/>
      <text:p text:style-name="P36"/>
      <text:p text:style-name="P10"/>
      <text:p text:style-name="P11"><text:soft-page-break/>3. Explica que és el FOGASA i que funcions té.</text:p>
      <text:p text:style-name="P4"/>
      <text:p text:style-name="P4"><text:span text:style-name="T15">O</text:span>rganisme finançat pels empresaris que fa front als deutes de les empreses per</text:p>
      <text:p text:style-name="P4">garantir el salari dels treballadors quan l’empresa no puga pagar aquests salaris en certes situacions com ara insolvència empresarial o concurs de l’empresari. <text:span text:style-name="T15">T</text:span><text:span text:style-name="T13">é dos funcions: abonar i pagar.</text:span></text:p>
      <text:p text:style-name="P6"/>
      <text:list xml:id="list1549124712" text:style-name="L4">
        <text:list-item>
          <text:p text:style-name="P15"><text:span text:style-name="T6">Una treballadora </text:span><text:span text:style-name="T2"><text:s/>amb contracte indefinit</text:span><text:span text:style-name="T1">, r</text:span><text:span text:style-name="T2">ep el més de març les següents retribucions:</text:span></text:p>
          <text:p text:style-name="P17"/>
          <text:p text:style-name="P18">Salari Base:<text:span text:style-name="T3">1022,3 €</text:span>/mes</text:p>
          <text:p text:style-name="P17">Comissió sobre la facturació: 125'99€/mes</text:p>
          <text:p text:style-name="P17">Plus de conveni: 110 €/mes</text:p>
          <text:p text:style-name="P17">La treballadora té dret a dues pagues extraordinàries a l'any de la quantia del salari base cadascuna d'elles i què cobra una al Nadal i l'altra en la nòmina de juny.</text:p>
          <text:p text:style-name="P17">Té una retenció de l'IRPF del 12'24%.</text:p>
        </text:list-item>
      </text:list>
      <text:p text:style-name="P7"/>
      <text:p text:style-name="P7">Calcula la nòmina del mes de març.</text:p>
      <text:p text:style-name="P22">Resultats:</text:p>
      <text:p text:style-name="P22">BCC = 1428,67€</text:p>
      <text:p text:style-name="P22">BASE IRPF = 174,86€ –&gt;1253,67€</text:p>
      <text:p text:style-name="P8"/>
      <text:list xml:id="list53327238" text:style-name="L5">
        <text:list-item>
          <text:p text:style-name="P19">Pep és un treballador <text:span text:style-name="T9">que </text:span>han contractat temporalment durant tres mesos. Li ha dit què té dret a rebre com a remuneració durant el mes d'abril:</text:p>
          <text:p text:style-name="P19"/>
          <text:p text:style-name="P19">Salari Base: 9<text:span text:style-name="T3">5</text:span>0 €/mes</text:p>
          <text:p text:style-name="P19">Plus de disponibilitat: 80,5€/mes</text:p>
          <text:p text:style-name="P19">Hores extraordinàries: 120 €</text:p>
          <text:p text:style-name="P19">Plus de transport: 40 €/mes</text:p>
          <text:p text:style-name="P19">Cobra les pagues extraordinàries prorratejades. Cada paga extra és de la quantia del Salari Base.</text:p>
          <text:p text:style-name="P19">IRPF: 2%</text:p>
        </text:list-item>
      </text:list>
      <text:p text:style-name="P8"/>
      <text:p text:style-name="P8">Calcula la nòmina del mes d'abril.</text:p>
      <text:p text:style-name="P23">Resultat:</text:p>
      <text:p text:style-name="P24">BCC = 1<text:span text:style-name="T16">2</text:span>28,<text:span text:style-name="T16">83</text:span>€</text:p>
      <text:p text:style-name="P23">BCCP = 1348,83€</text:p>
      <text:p text:style-name="P23">BCHE = 5,64€</text:p>
      <text:p text:style-name="P24"><text:span text:style-name="T16">BASE </text:span>IRPF = 174,86€</text:p>
      <text:p text:style-name="P8"/>
      <text:list xml:id="list4012052049" text:style-name="L6">
        <text:list-item>
          <text:p text:style-name="P21">Antonina Alegre treballa <text:span text:style-name="T3">a l’empresa «Informaticaparatorpes SL»</text:span> amb contracte indefinit. El mes de desembre ha cobrat les següents retribucions:</text:p>
          <text:p text:style-name="P21"/>
          <text:p text:style-name="P21">Salari Base: 9<text:span text:style-name="T3">5</text:span>0 €/mes</text:p>
          <text:p text:style-name="P21"><text:soft-page-break/>Comissió de facturació: 150€/ mes</text:p>
          <text:p text:style-name="P21">Plus de compensació: 105€/mes</text:p>
          <text:p text:style-name="P21">Plus de vestuari: 50 €/mes</text:p>
          <text:p text:style-name="P21">Plus de manutenció: 33,35 €/mes</text:p>
          <text:p text:style-name="P21">Hores extraordinàries: 99,85 €</text:p>
          <text:p text:style-name="P21">Paga extraordinària de Nadal: 1005 €</text:p>
          <text:p text:style-name="P21">IRPF: 13'05 %</text:p>
        </text:list-item>
      </text:list>
      <text:p text:style-name="P8"/>
      <text:p text:style-name="P8">Calcula la nòmina de desembre.</text:p>
      <text:p text:style-name="P8"/>
      <text:p text:style-name="P8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Times-Roman" svg:font-family="Times-Roman, 'Times New Roman'"/>
    <style:font-face style:name="Courier New" svg:font-family="'Courier New'" style:font-family-generic="modern"/>
    <style:font-face style:name="arial" svg:font-family="arial" style:font-family-generic="swiss"/>
    <style:font-face style:name="Lohit Hindi1" svg:font-family="'Lohit Hindi', 'MS Gothic'" style:font-pitch="variable"/>
    <style:font-face style:name="WenQuanYi Micro Hei1" svg:font-family="'WenQuanYi Micro 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" fo:font-family="Arial" style:font-family-generic="swiss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Lohit Hindi1" style:font-family-complex="'Lohit Hindi', 'MS Gothic'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name-complex="Lohit Hindi1" style:font-family-complex="'Lohit Hindi', 'MS Gothic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, 'MS Gothic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size-complex="11pt" style:font-weight-complex="bold"/>
    </style:style>
    <style:style style:name="Descripción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MS Gothic'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line-height="120%" fo:orphans="0" fo:widows="0" fo:hyphenation-ladder-count="no-limit" style:text-autospace="none" style:vertical-align="middle"/>
      <style:text-properties fo:color="#000000" style:font-name="Times-Roman" fo:font-family="Times-Roman, 'Times New Roman'" fo:font-size="12pt" fo:language="es" fo:country="ES" style:font-name-asian="Cambria" style:font-family-asian="Cambria" style:font-family-generic-asian="roman" style:font-pitch-asian="variable" style:font-size-asian="12pt" style:language-asian="zh" style:country-asian="CN" style:font-name-complex="Times-Roman" style:font-family-complex="Times-Roman, 'Times New Roman'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1972in" fo:margin-right="0in" fo:text-indent="0in" style:auto-text-indent="false"/>
      <style:text-properties fo:font-size="14pt" style:font-size-asian="14pt" style:font-size-complex="11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Absatz-Standardschriftar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uente_20_de_20_párrafo_20_predeter.1" style:display-name="Fuente de párrafo predeter.1" style:family="text"/>
    <style:style style:name="Peu_20_Car" style:display-name="Peu C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0984in" fo:margin-right="-0.3992in" fo:text-indent="0in" style:auto-text-indent="false">
        <style:tab-stops/>
      </style:paragraph-properties>
      <style:text-properties fo:language="zxx" fo:country="none" style:language-asian="zxx" style:country-asian="none"/>
    </style:style>
    <style:style style:name="MP2" style:family="paragraph" style:parent-style-name="Standard">
      <style:paragraph-properties fo:text-align="end" style:justify-single-word="false">
        <style:tab-stops>
          <style:tab-stop style:position="0.5909in"/>
        </style:tab-stops>
      </style:paragraph-properties>
      <style:text-properties fo:font-size="10pt" fo:language="zxx" fo:country="none" style:font-size-asian="10pt" style:language-asian="zxx" style:country-asian="none"/>
    </style:style>
    <style:page-layout style:name="Mpm1">
      <style:page-layout-properties fo:page-width="8.2681in" fo:page-height="11.6929in" style:num-format="1" style:print-orientation="portrait" fo:margin-top="0.7874in" fo:margin-bottom="0.4925in" fo:margin-left="0.9846in" fo:margin-right="0.984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5752in" fo:margin-bottom="0.9846in" fo:margin-left="0.9846in" fo:margin-right="0.9846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tab/><text:tab/><text:tab/><text:tab/><text:tab/><text:tab/><text:tab/><text:tab/><text:tab/><text:tab/> </text:p>
        <text:p text:style-name="Standard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om</dc:title>
    <meta:initial-creator>-</meta:initial-creator>
    <meta:creation-date>2018-03-16T11:46:00</meta:creation-date>
    <dc:date>2022-04-29T19:30:45.403688876</dc:date>
    <meta:print-date>2018-01-10T14:11:00</meta:print-date>
    <meta:editing-cycles>27</meta:editing-cycles>
    <meta:editing-duration>PT3H19M3S</meta:editing-duration>
    <meta:generator>LibreOffice/6.4.7.2$Linux_X86_64 LibreOffice_project/40$Build-2</meta:generator>
    <meta:document-statistic meta:table-count="0" meta:image-count="0" meta:object-count="0" meta:page-count="3" meta:paragraph-count="55" meta:word-count="520" meta:character-count="3191" meta:non-whitespace-character-count="2721"/>
    <meta:user-defined meta:name="Informació 1"/>
    <meta:user-defined meta:name="Informació 2"/>
    <meta:user-defined meta:name="Informació 3"/>
    <meta:user-defined meta:name="Informació 4"/>
  </office:meta>
</office:document-meta>
</file>